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anklin Gothic Book" svg:font-family="Franklin Gothic Book" style:font-family-generic="swiss" style:font-pitch="variable" svg:panose-1="2 11 5 3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575in" style:use-optimal-column-width="false"/>
    </style:style>
    <style:style style:name="TableColumn3" style:family="table-column">
      <style:table-column-properties style:column-width="3.575in" style:use-optimal-column-width="false"/>
    </style:style>
    <style:style style:name="Table1" style:family="table" style:master-page-name="MP0">
      <style:table-properties style:width="7.15in" fo:margin-left="-0.075in" table:align="left"/>
    </style:style>
    <style:style style:name="TableRow4" style:family="table-row">
      <style:table-row-properties style:min-row-height="0.9986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line-height="150%"/>
      <style:text-properties style:font-name="Franklin Gothic Book" style:font-name-complex="Arial"/>
    </style:style>
    <style:style style:name="P7" style:parent-style-name="Standard" style:family="paragraph">
      <style:paragraph-properties fo:line-height="150%"/>
      <style:text-properties style:font-name="Franklin Gothic Book" style:font-name-complex="Arial"/>
    </style:style>
    <style:style style:name="P8" style:parent-style-name="Standard" style:family="paragraph">
      <style:paragraph-properties fo:line-height="150%"/>
    </style:style>
    <style:style style:name="T9" style:parent-style-name="Основнойшрифтабзаца" style:family="text">
      <style:text-properties style:font-name="Franklin Gothic Book" style:font-name-complex="Arial"/>
    </style:style>
    <style:style style:name="P10" style:parent-style-name="Standard" style:family="paragraph">
      <style:paragraph-properties fo:line-height="150%"/>
      <style:text-properties style:font-name="Franklin Gothic Book" style:font-name-complex="Arial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line-height="150%"/>
      <style:text-properties style:font-name="Franklin Gothic Book" style:font-name-complex="Arial"/>
    </style:style>
    <style:style style:name="P13" style:parent-style-name="Standard" style:family="paragraph">
      <style:paragraph-properties fo:line-height="150%"/>
      <style:text-properties style:font-name="Franklin Gothic Book" style:font-name-complex="Arial"/>
    </style:style>
    <style:style style:name="P14" style:parent-style-name="Standard" style:family="paragraph">
      <style:paragraph-properties fo:line-height="150%"/>
      <style:text-properties style:font-name="Franklin Gothic Book" style:font-name-complex="Arial"/>
    </style:style>
    <style:style style:name="P15" style:parent-style-name="Standard" style:family="paragraph">
      <style:paragraph-properties fo:line-height="150%"/>
    </style:style>
    <style:style style:name="T16" style:parent-style-name="Основнойшрифтабзаца" style:family="text">
      <style:text-properties style:font-name="Franklin Gothic Book" style:font-name-complex="Arial"/>
    </style:style>
    <style:style style:name="T17" style:parent-style-name="Основнойшрифтабзаца" style:family="text">
      <style:text-properties style:font-name="Franklin Gothic Book" style:font-name-complex="Arial" fo:language="en" fo:country="US"/>
    </style:style>
    <style:style style:name="P18" style:parent-style-name="Standard" style:family="paragraph">
      <style:paragraph-properties fo:line-height="150%"/>
      <style:text-properties style:font-name="Franklin Gothic Book" style:font-name-complex="Arial"/>
    </style:style>
    <style:style style:name="TableRow19" style:family="table-row">
      <style:table-row-properties style:min-row-height="0.768in"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line-height="150%"/>
      <style:text-properties style:font-name="Franklin Gothic Book" style:font-name-complex="Arial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line-height="150%"/>
      <style:text-properties style:font-name="Franklin Gothic Book" style:font-name-complex="Arial"/>
    </style:style>
    <style:style style:name="P24" style:parent-style-name="Основнойтекст2" style:family="paragraph">
      <style:paragraph-properties fo:text-align="center" fo:line-height="150%"/>
      <style:text-properties style:font-name="Franklin Gothic Book" style:font-name-complex="Arial" fo:color="#000000"/>
    </style:style>
    <style:style style:name="P25" style:parent-style-name="Основнойтекст2" style:family="paragraph">
      <style:paragraph-properties fo:text-align="center" fo:line-height="150%"/>
      <style:text-properties style:font-name="Franklin Gothic Book" style:font-name-complex="Arial" fo:color="#000000"/>
    </style:style>
    <style:style style:name="P26" style:parent-style-name="Основнойтекст2" style:family="paragraph">
      <style:paragraph-properties fo:text-align="center" fo:line-height="150%"/>
    </style:style>
    <style:style style:name="T27" style:parent-style-name="Основнойшрифтабзаца" style:family="text">
      <style:text-properties style:font-name="Franklin Gothic Book" style:font-name-complex="Arial" fo:color="#000000"/>
    </style:style>
    <style:style style:name="T28" style:parent-style-name="Основнойшрифтабзаца" style:family="text">
      <style:text-properties style:font-name="Franklin Gothic Book" style:font-name-complex="Franklin Gothic Book" fo:color="#000000"/>
    </style:style>
    <style:style style:name="T29" style:parent-style-name="Основнойшрифтабзаца" style:family="text">
      <style:text-properties style:font-name="Franklin Gothic Book" style:font-name-complex="Arial" fo:color="#000000"/>
    </style:style>
    <style:style style:name="P30" style:parent-style-name="Основнойтекст2" style:family="paragraph">
      <style:paragraph-properties fo:text-align="center" fo:line-height="150%"/>
    </style:style>
    <style:style style:name="T31" style:parent-style-name="Основнойшрифтабзаца" style:family="text">
      <style:text-properties style:font-name="Franklin Gothic Book" style:font-name-complex="Arial" fo:color="#000000" fo:language="en" fo:country="US"/>
    </style:style>
    <style:style style:name="T32" style:parent-style-name="Основнойшрифтабзаца" style:family="text">
      <style:text-properties style:font-name="Franklin Gothic Book" style:font-name-complex="Arial" fo:color="#000000"/>
    </style:style>
    <style:style style:name="T33" style:parent-style-name="Основнойшрифтабзаца" style:family="text">
      <style:text-properties style:font-name="Franklin Gothic Book" style:font-name-complex="Arial" fo:color="#000000" fo:language="en" fo:country="US"/>
    </style:style>
    <style:style style:name="P34" style:parent-style-name="Основнойтекст2" style:family="paragraph">
      <style:paragraph-properties fo:text-align="center" fo:line-height="150%"/>
      <style:text-properties style:font-name="Franklin Gothic Book" style:font-name-complex="Arial" fo:color="#000000"/>
    </style:style>
    <style:style style:name="P35" style:parent-style-name="Standard" style:family="paragraph">
      <style:paragraph-properties fo:line-height="150%"/>
      <style:text-properties style:font-name="Franklin Gothic Book" style:font-name-complex="Arial"/>
    </style:style>
    <style:style style:name="P36" style:parent-style-name="Standard" style:family="paragraph">
      <style:paragraph-properties fo:line-height="150%" fo:text-indent="0.3937in"/>
      <style:text-properties style:font-name="Franklin Gothic Book" style:font-name-complex="Arial" fo:language="en" fo:country="US"/>
    </style:style>
    <style:style style:name="P37" style:parent-style-name="Standard" style:family="paragraph">
      <style:paragraph-properties fo:line-height="150%"/>
      <style:text-properties style:font-name="Franklin Gothic Book" style:font-name-complex="Arial"/>
    </style:style>
    <style:style style:name="P38" style:parent-style-name="Standard" style:family="paragraph">
      <style:paragraph-properties fo:line-height="150%" fo:text-indent="0.3937in"/>
      <style:text-properties style:font-name="Franklin Gothic Book" style:font-name-complex="Arial" fo:language="en" fo:country="US"/>
    </style:style>
    <style:style style:name="P39" style:parent-style-name="Standard" style:family="paragraph">
      <style:paragraph-properties fo:line-height="150%"/>
      <style:text-properties style:font-name="Franklin Gothic Book" style:font-name-complex="Arial" fo:language="en" fo:country="US"/>
    </style:style>
    <style:style style:name="P40" style:parent-style-name="Standard" style:family="paragraph">
      <style:paragraph-properties fo:line-height="150%"/>
    </style:style>
    <style:style style:name="T41" style:parent-style-name="Основнойшрифтабзаца" style:family="text">
      <style:text-properties style:font-name="Franklin Gothic Book" style:font-name-complex="Arial"/>
    </style:style>
    <style:style style:name="P42" style:parent-style-name="Standard" style:family="paragraph">
      <style:paragraph-properties fo:line-height="150%"/>
    </style:style>
    <style:style style:name="T43" style:parent-style-name="Основнойшрифтабзаца" style:family="text">
      <style:text-properties style:font-name="Franklin Gothic Book" style:font-name-complex="Arial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style:font-name="Franklin Gothic Book" style:font-name-complex="Franklin Gothic Book"/>
    </style:style>
    <style:style style:name="P46" style:parent-style-name="Standard" style:family="paragraph">
      <style:paragraph-properties fo:line-height="150%" fo:text-indent="0.3937in"/>
      <style:text-properties style:font-name="Franklin Gothic Book" style:font-name-complex="Arial" fo:language="en" fo:country="US"/>
    </style:style>
    <style:style style:name="P47" style:parent-style-name="Standard" style:family="paragraph">
      <style:paragraph-properties fo:text-align="justify" fo:line-height="150%"/>
    </style:style>
    <style:style style:name="T48" style:parent-style-name="Основнойшрифтабзаца" style:family="text">
      <style:text-properties style:font-name="Franklin Gothic Book" style:font-name-complex="Franklin Gothic Book"/>
    </style:style>
    <style:style style:name="T49" style:parent-style-name="Основнойшрифтабзаца" style:family="text">
      <style:text-properties style:font-name="Franklin Gothic Book" style:font-name-complex="Franklin Gothic Book"/>
    </style:style>
    <style:style style:name="P50" style:parent-style-name="Standard" style:family="paragraph">
      <style:paragraph-properties fo:text-align="justify" fo:line-height="150%" fo:text-indent="0.3937in"/>
      <style:text-properties style:font-name="Franklin Gothic Book" style:font-name-complex="Franklin Gothic Book"/>
    </style:style>
    <style:style style:name="P51" style:parent-style-name="Standard" style:family="paragraph">
      <style:paragraph-properties fo:line-height="150%"/>
      <style:text-properties style:font-name="Franklin Gothic Book" style:font-name-complex="Franklin Gothic Book"/>
    </style:style>
    <style:style style:name="P52" style:parent-style-name="Standard" style:family="paragraph">
      <style:paragraph-properties fo:line-height="150%" fo:margin-left="0in" fo:text-indent="0.3937in">
        <style:tab-stops>
          <style:tab-stop style:type="left" style:position="0.8861in"/>
        </style:tab-stops>
      </style:paragraph-properties>
    </style:style>
    <style:style style:name="T53" style:parent-style-name="Основнойшрифтабзаца" style:family="text">
      <style:text-properties style:font-name="Franklin Gothic Book" style:font-name-complex="Franklin Gothic Book"/>
    </style:style>
    <style:style style:name="T54" style:parent-style-name="Основнойшрифтабзаца" style:family="text">
      <style:text-properties style:font-name="Franklin Gothic Book" style:font-name-complex="Franklin Gothic Book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150%" fo:margin-left="0in" fo:text-indent="0.3937in">
        <style:tab-stops>
          <style:tab-stop style:type="left" style:position="0.8861in"/>
        </style:tab-stops>
      </style:paragraph-properties>
    </style:style>
    <style:style style:name="T56" style:parent-style-name="Основнойшрифтабзаца" style:family="text">
      <style:text-properties style:font-name="Franklin Gothic Book" style:font-name-complex="Franklin Gothic Book"/>
    </style:style>
    <style:style style:name="T57" style:parent-style-name="Основнойшрифтабзаца" style:family="text">
      <style:text-properties style:font-name="Franklin Gothic Book" style:font-name-complex="Franklin Gothic Book" style:text-underline-type="single" style:text-underline-style="solid" style:text-underline-width="auto" style:text-underline-mode="continuous" fo:language="en" fo:country="US"/>
    </style:style>
    <style:style style:name="P58" style:parent-style-name="Standard" style:family="paragraph">
      <style:paragraph-properties fo:line-height="150%" fo:margin-left="0in" fo:text-indent="0.3937in">
        <style:tab-stops>
          <style:tab-stop style:type="left" style:position="0.8861in"/>
        </style:tab-stops>
      </style:paragraph-properties>
    </style:style>
    <style:style style:name="T59" style:parent-style-name="Основнойшрифтабзаца" style:family="text">
      <style:text-properties style:font-name="Franklin Gothic Book" style:font-name-complex="Franklin Gothic Book"/>
    </style:style>
    <style:style style:name="T60" style:parent-style-name="Основнойшрифтабзаца" style:family="text">
      <style:text-properties style:font-name="Franklin Gothic Book" style:font-name-complex="Franklin Gothic Book"/>
    </style:style>
    <style:style style:name="T61" style:parent-style-name="Основнойшрифтабзаца" style:family="text">
      <style:text-properties style:font-name="Franklin Gothic Book" style:font-name-complex="Franklin Gothic Book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150%" fo:margin-left="0.3937in">
        <style:tab-stops/>
      </style:paragraph-properties>
      <style:text-properties style:font-name="Franklin Gothic Book" style:font-name-complex="Franklin Gothic Book"/>
    </style:style>
    <style:style style:name="P63" style:parent-style-name="Standard" style:family="paragraph">
      <style:paragraph-properties fo:line-height="150%"/>
    </style:style>
    <style:style style:name="T64" style:parent-style-name="Основнойшрифтабзаца" style:family="text">
      <style:text-properties style:font-name="Franklin Gothic Book" style:font-name-complex="Arial"/>
    </style:style>
    <style:style style:name="T65" style:parent-style-name="Основнойшрифтабзаца" style:family="text">
      <style:text-properties style:font-name="Franklin Gothic Book" style:font-name-complex="Arial" fo:language="en" fo:country="US"/>
    </style:style>
    <style:style style:name="T66" style:parent-style-name="Основнойшрифтабзаца" style:family="text">
      <style:text-properties style:font-name="Franklin Gothic Book" style:font-name-complex="Arial" style:text-underline-type="single" style:text-underline-style="solid" style:text-underline-width="auto" style:text-underline-mode="continuous" fo:language="en" fo:country="US"/>
    </style:style>
    <style:style style:name="P67" style:parent-style-name="Standard" style:family="paragraph">
      <style:paragraph-properties fo:line-height="150%" fo:text-indent="0.3937in"/>
      <style:text-properties style:font-name="Franklin Gothic Book" style:font-name-complex="Arial" fo:language="en" fo:country="US"/>
    </style:style>
    <style:style style:name="P68" style:parent-style-name="Standard" style:family="paragraph">
      <style:paragraph-properties fo:line-height="150%" fo:margin-left="0.25in">
        <style:tab-stops/>
      </style:paragraph-properties>
    </style:style>
    <style:style style:name="T69" style:parent-style-name="Основнойшрифтабзаца" style:family="text">
      <style:text-properties style:font-name="Franklin Gothic Book" style:font-name-complex="Arial" fo:language="en" fo:country="US"/>
    </style:style>
    <style:style style:name="T70" style:parent-style-name="Основнойшрифтабзаца" style:family="text">
      <style:text-properties style:font-name="Franklin Gothic Book" style:font-name-complex="Arial" fo:language="en" fo:country="US"/>
    </style:style>
    <style:style style:name="T71" style:parent-style-name="Основнойшрифтабзаца" style:family="text">
      <style:text-properties style:font-name="Franklin Gothic Book" style:font-name-complex="Arial" fo:language="en" fo:country="US"/>
    </style:style>
    <style:style style:name="T72" style:parent-style-name="Основнойшрифтабзаца" style:family="text">
      <style:text-properties style:font-name="Franklin Gothic Book" style:font-name-complex="Arial" fo:language="en" fo:country="US"/>
    </style:style>
    <style:style style:name="T73" style:parent-style-name="Основнойшрифтабзаца" style:family="text">
      <style:text-properties style:font-name="Franklin Gothic Book" style:font-name-complex="Arial" fo:language="en" fo:country="US"/>
    </style:style>
    <style:style style:name="P74" style:parent-style-name="Standard" style:family="paragraph">
      <style:paragraph-properties fo:line-height="150%" fo:margin-left="0.25in">
        <style:tab-stops/>
      </style:paragraph-properties>
      <style:text-properties style:font-name="Franklin Gothic Book" style:font-name-complex="Arial" fo:language="en" fo:country="US"/>
    </style:style>
    <style:style style:name="P75" style:parent-style-name="Standard" style:family="paragraph">
      <style:paragraph-properties fo:line-height="150%" fo:margin-left="0.25in">
        <style:tab-stops/>
      </style:paragraph-properties>
    </style:style>
    <style:style style:name="T76" style:parent-style-name="Основнойшрифтабзаца" style:family="text">
      <style:text-properties style:font-name="Franklin Gothic Book" style:font-name-complex="Arial"/>
    </style:style>
    <style:style style:name="T77" style:parent-style-name="Основнойшрифтабзаца" style:family="text">
      <style:text-properties style:font-name="Franklin Gothic Book" style:font-name-complex="Arial" fo:language="en" fo:country="US"/>
    </style:style>
    <style:style style:name="P78" style:parent-style-name="Standard" style:family="paragraph">
      <style:paragraph-properties fo:line-height="150%" fo:margin-left="0.25in">
        <style:tab-stops/>
      </style:paragraph-properties>
      <style:text-properties style:font-name="Franklin Gothic Book" style:font-name-complex="Arial" fo:language="en" fo:country="US"/>
    </style:style>
    <style:style style:name="P79" style:parent-style-name="Standard" style:family="paragraph">
      <style:paragraph-properties fo:line-height="150%" fo:margin-left="0.25in">
        <style:tab-stops/>
      </style:paragraph-properties>
      <style:text-properties style:font-name="Franklin Gothic Book" style:font-name-complex="Arial" fo:language="en" fo:country="US"/>
    </style:style>
    <style:style style:name="P80" style:parent-style-name="Standard" style:family="paragraph">
      <style:paragraph-properties fo:line-height="150%" fo:margin-left="0.25in">
        <style:tab-stops/>
      </style:paragraph-properties>
      <style:text-properties fo:language="en" fo:country="US"/>
    </style:style>
    <style:style style:name="P81" style:parent-style-name="Standard" style:family="paragraph">
      <style:paragraph-properties fo:line-height="150%" fo:margin-left="0.25in">
        <style:tab-stops/>
      </style:paragraph-properties>
      <style:text-properties style:font-name="Franklin Gothic Book" style:font-name-complex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СОГЛАСОВАНО</text:p>
            <text:p text:style-name="P7">Должность согласующего</text:p>
            <text:p text:style-name="P8"><text:span text:style-name="T9">_______________ ФИО согласующего</text:span></text:p>
            <text:p text:style-name="P10">Дата согласования</text:p>
          </table:table-cell>
          <table:table-cell table:style-name="TableCell11">
            <text:p text:style-name="P12">УТВЕРЖДАЮ</text:p>
            <text:p text:style-name="P13">Должность утверждающего</text:p>
            <text:p text:style-name="P14">Название ОСТ полное</text:p>
            <text:p text:style-name="P15"><text:span text:style-name="T16">_______________<text:s/></text:span><text:span text:style-name="T17">ФИО Утверждающего</text:span></text:p>
            <text:p text:style-name="P18">Дата<text:s/>утверждения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</table:table>
      <text:p text:style-name="P24">ФУНКЦИОНАЛЬНОЕ ТРЕБОВАНИЕ</text:p>
      <text:p text:style-name="P25">Наименование ФТ</text:p>
      <text:p text:style-name="P26"><text:span text:style-name="T27">на<text:s/></text:span><text:span text:style-name="T28">программно-аппаратную доработку</text:span><text:span text:style-name="T29"><text:s/>микропроцессорной системы автоматики</text:span></text:p>
      <text:p text:style-name="P30"><text:span text:style-name="T31">Наименование о</text:span><text:span text:style-name="T32">б</text:span><text:span text:style-name="T33">ъекта</text:span></text:p>
      <text:p text:style-name="P34"/>
      <text:list text:style-name="WW8Num4" text:continue-numbering="true">
        <text:list-item>
          <text:p text:style-name="P35">Основание:</text:p>
        </text:list-item>
      </text:list>
      <text:p text:style-name="P36">Основание доработки</text:p>
      <text:list text:style-name="WW8Num4" text:continue-numbering="true">
        <text:list-item>
          <text:p text:style-name="P37">Описание доработки:</text:p>
        </text:list-item>
      </text:list>
      <text:p text:style-name="P38">Краткое описание доработки</text:p>
      <text:list text:style-name="LFO14" text:continue-numbering="true">
        <text:list-item>
          <text:p text:style-name="P39">Полное описание доработки1</text:p>
        </text:list-item>
        <text:list-item>
          <text:p text:style-name="P40"><text:span text:style-name="T41">Полное описание доработки 2</text:span></text:p>
        </text:list-item>
        <text:list-item>
          <text:p text:style-name="P42"><text:span text:style-name="T43">Полное описание доработки 3</text:span></text:p>
        </text:list-item>
      </text:list>
      <text:list text:style-name="WW8Num4" text:continue-numbering="true">
        <text:list-item>
          <text:p text:style-name="P44"><text:span text:style-name="T45">Работы выполняются:</text:span></text:p>
        </text:list-item>
      </text:list>
      <text:p text:style-name="P46">Исполнители работ</text:p>
      <text:list text:style-name="WW8Num4" text:continue-numbering="true">
        <text:list-item>
          <text:p text:style-name="P47"><text:span text:style-name="T48">Требования к содержанию следующих извещений<text:s/></text:span><text:span text:style-name="T49">(в двух экземплярах для <text:s/>отделов АСУТП АРНУ, СПАС МПСА и ТМ ОАО «СЗМН»)</text:span></text:p>
        </text:list-item>
      </text:list>
      <text:p text:style-name="P50">Требования к уведомлениям</text:p>
      <text:list text:style-name="WW8Num4" text:continue-numbering="true">
        <text:list-item>
          <text:p text:style-name="P51">Требуемые сроки выполнения</text:p>
        </text:list-item>
      </text:list>
      <text:list text:style-name="WW8Num7" text:continue-numbering="true">
        <text:list-item>
          <text:p text:style-name="P52"><text:span text:style-name="T53">Разработка (корректировка) ПО:<text:s/></text:span><text:span text:style-name="T54">Время на разработку</text:span></text:p>
        </text:list-item>
      </text:list>
      <text:list text:style-name="WW8Num7" text:continue-numbering="true">
        <text:list-item>
          <text:p text:style-name="P55"><text:span text:style-name="T56">Стендовые испытания:<text:s/></text:span><text:span text:style-name="T57">Время на испытание</text:span></text:p>
        </text:list-item>
        <text:list-item>
          <text:p text:style-name="P58"><text:span text:style-name="T59">Проведение работ на объекте (с<text:s/></text:span><text:span text:style-name="T60">приемкой в эксплуатацию):</text:span><text:span text:style-name="T61">Время на внедрение</text:span></text:p>
        </text:list-item>
      </text:list>
      <text:p text:style-name="P62"/>
      <text:list text:style-name="WW8Num4" text:continue-numbering="true">
        <text:list-item>
          <text:p text:style-name="P63"><text:span text:style-name="T64">Приложение</text:span><text:span text:style-name="T65">:<text:s/></text:span><text:span text:style-name="T66">Приложения</text:span></text:p>
        </text:list-item>
      </text:list>
      <text:p text:style-name="P67"/>
      <text:p text:style-name="P68"><text:span text:style-name="T69">$CHIEF_OF_DMSH</text:span><text:span text:style-name="T70"><text:s/></text:span><text:span text:style-name="T71">$OST_NAME</text:span><text:span text:style-name="T72"><text:s text:c="2"/>__________________<text:s/></text:span><text:span text:style-name="T73">$CHIEF_OF_DMSH $OST_NAME</text:span></text:p>
      <text:p text:style-name="P74"/>
      <text:p text:style-name="P75"><text:span text:style-name="T76">СОГЛАСОВАНО</text:span><text:span text:style-name="T77">:</text:span></text:p>
      <text:p text:style-name="P78"/>
      <text:p text:style-name="P79">$AGREED_JOB_TITLE[$I]<text:tab/><text:tab/><text:tab/>__________________ $AGREED_PERSON[$I]</text:p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anklin Gothic Book" svg:font-family="Franklin Gothic Book" style:font-family-generic="swiss" style:font-pitch="variable" svg:panose-1="2 11 5 3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fo:color="#000000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">
        <style:list-level-properties text:space-before="0.5in" text:min-label-width="0.9791in" text:list-level-position-and-space-mode="label-alignment">
          <style:list-level-label-alignment text:label-followed-by="listtab" fo:margin-left="1.4791in" fo:text-indent="-0.9791in"/>
        </style:list-level-properties>
      </text:list-level-style-number>
      <text:list-level-style-number text:level="2" style:num-format="">
        <style:list-level-properties text:space-before="0.5in" text:min-label-width="0.9791in" text:list-level-position-and-space-mode="label-alignment">
          <style:list-level-label-alignment text:label-followed-by="listtab" fo:margin-left="1.4791in" fo:text-indent="-0.9791in"/>
        </style:list-level-properties>
      </text:list-level-style-number>
      <text:list-level-style-number text:level="3" style:num-format="1" text:display-levels="3">
        <style:list-level-properties text:space-before="1in" text:min-label-width="0.9791in" text:list-level-position-and-space-mode="label-alignment">
          <style:list-level-label-alignment text:label-followed-by="listtab" fo:margin-left="1.9791in" fo:text-indent="-0.9791in"/>
        </style:list-level-properties>
      </text:list-level-style-number>
      <text:list-level-style-number text:level="4" style:num-format="1" text:display-levels="4">
        <style:list-level-properties text:space-before="1.5in" text:min-label-width="0.9791in" text:list-level-position-and-space-mode="label-alignment">
          <style:list-level-label-alignment text:label-followed-by="listtab" fo:margin-left="2.4791in" fo:text-indent="-0.9791in"/>
        </style:list-level-properties>
      </text:list-level-style-number>
      <text:list-level-style-number text:level="5" style:num-format="1" text:display-levels="5">
        <style:list-level-properties text:space-before="2in" text:min-label-width="0.9791in" text:list-level-position-and-space-mode="label-alignment">
          <style:list-level-label-alignment text:label-followed-by="listtab" fo:margin-left="2.9791in" fo:text-indent="-0.9791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style:font-name-complex="Mangal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true"/>
    </style:style>
    <style:style style:name="xl24" style:display-name="xl24" style:family="paragraph" style:parent-style-name="Standard">
      <style:paragraph-properties fo:margin-top="0.1944in" fo:margin-bottom="0.1944in"/>
      <style:text-properties style:font-name-asian="Arial Unicode MS" fo:hyphenate="true"/>
    </style:style>
    <style:style style:name="Основнойтекст2" style:display-name="Основной текст 2" style:family="paragraph" style:parent-style-name="Standard">
      <style:text-properties fo:color="#3366FF" fo:hyphenate="tru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ЗнакЗнак1Знак" style:display-name="Знак Знак1 Знак" style:family="paragraph" style:parent-style-name="Standard">
      <style:paragraph-properties fo:margin-bottom="0.1111in" fo:line-height="0.1666in"/>
      <style:text-properties style:font-name="Tahoma" style:font-name-asian="Tahoma" style:font-name-complex="Tahoma" fo:font-size="9pt" style:font-size-asian="9pt" style:font-size-complex="9pt" fo:language="en" fo:country="US" fo:hyphenate="true"/>
    </style:style>
    <style:style style:name="Схемадокумента" style:display-name="Схема документа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able" style:display-name="Table" style:family="paragraph" style:parent-style-name="Названиеобъекта">
      <style:text-properties fo:hyphenate="true"/>
    </style:style>
    <style:style style:name="WW8Num1z0" style:display-name="WW8Num1z0" style:family="text"/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Franklin Gothic Book" style:font-name-asian="Franklin Gothic Book" style:font-name-complex="Arial"/>
    </style:style>
    <style:style style:name="WW8Num3z0" style:display-name="WW8Num3z0" style:family="text"/>
    <style:style style:name="WW8Num4z0" style:display-name="WW8Num4z0" style:family="text">
      <style:text-properties style:font-name="Franklin Gothic Book" style:font-name-asian="Franklin Gothic Book" style:font-name-complex="Arial"/>
    </style:style>
    <style:style style:name="WW8Num5z0" style:display-name="WW8Num5z0" style:family="text"/>
    <style:style style:name="WW8Num6z0" style:display-name="WW8Num6z0" style:family="text">
      <style:text-properties style:font-name="Franklin Gothic Book" style:font-name-asian="Franklin Gothic Book" style:font-name-complex="Franklin Gothic Book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Franklin Gothic Book" style:font-name-asian="Franklin Gothic Book" style:font-name-complex="Franklin Gothic Book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_CharLFO2LVL1" style:family="text">
      <style:text-properties style:font-name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Franklin Gothic Book" style:font-name-complex="Arial"/>
    </style:style>
    <style:style style:name="WW_CharLFO3LVL2" style:family="text">
      <style:text-properties style:font-name="Franklin Gothic Book" style:font-name-complex="Arial"/>
    </style:style>
    <style:style style:name="WW_CharLFO3LVL3" style:family="text">
      <style:text-properties style:font-name="Franklin Gothic Book" style:font-name-complex="Arial"/>
    </style:style>
    <style:style style:name="WW_CharLFO3LVL4" style:family="text">
      <style:text-properties style:font-name="Franklin Gothic Book" style:font-name-complex="Arial"/>
    </style:style>
    <style:style style:name="WW_CharLFO3LVL5" style:family="text">
      <style:text-properties style:font-name="Franklin Gothic Book" style:font-name-complex="Arial"/>
    </style:style>
    <style:style style:name="WW_CharLFO3LVL6" style:family="text">
      <style:text-properties style:font-name="Franklin Gothic Book" style:font-name-complex="Arial"/>
    </style:style>
    <style:style style:name="WW_CharLFO3LVL7" style:family="text">
      <style:text-properties style:font-name="Franklin Gothic Book" style:font-name-complex="Arial"/>
    </style:style>
    <style:style style:name="WW_CharLFO3LVL8" style:family="text">
      <style:text-properties style:font-name="Franklin Gothic Book" style:font-name-complex="Arial"/>
    </style:style>
    <style:style style:name="WW_CharLFO3LVL9" style:family="text">
      <style:text-properties style:font-name="Franklin Gothic Book" style:font-name-complex="Arial"/>
    </style:style>
    <text:list-style style:name="WW8Num2" style:display-name="WW8Num2">
      <text:list-level-style-number text:level="1" text:style-name="WW_CharLFO3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1.2652in" text:min-label-width="0.5in" text:list-level-position-and-space-mode="label-alignment">
          <style:list-level-label-alignment text:label-followed-by="listtab" fo:margin-left="1.7652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.8979in" text:min-label-width="0.75in" text:list-level-position-and-space-mode="label-alignment">
          <style:list-level-label-alignment text:label-followed-by="listtab" fo:margin-left="2.6479in" fo:text-indent="-0.75in"/>
        </style:list-level-properties>
      </text:list-level-style-number>
      <text:list-level-style-number text:level="5" text:style-name="WW_CharLFO3LVL5" style:num-format="1" text:display-levels="5">
        <style:list-level-properties text:space-before="2.5305in" text:min-label-width="0.75in" text:list-level-position-and-space-mode="label-alignment">
          <style:list-level-label-alignment text:label-followed-by="listtab" fo:margin-left="3.2805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3.1631in" text:min-label-width="1in" text:list-level-position-and-space-mode="label-alignment">
          <style:list-level-label-alignment text:label-followed-by="listtab" fo:margin-left="4.1631in" fo:text-indent="-1in"/>
        </style:list-level-properties>
      </text:list-level-style-number>
      <text:list-level-style-number text:level="7" text:style-name="WW_CharLFO3LVL7" style:num-format="1" text:display-levels="7">
        <style:list-level-properties text:space-before="3.7958in" text:min-label-width="1in" text:list-level-position-and-space-mode="label-alignment">
          <style:list-level-label-alignment text:label-followed-by="listtab" fo:margin-left="4.7958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4.4284in" text:min-label-width="1.25in" text:list-level-position-and-space-mode="label-alignment">
          <style:list-level-label-alignment text:label-followed-by="listtab" fo:margin-left="5.6784in" fo:text-indent="-1.25in"/>
        </style:list-level-properties>
      </text:list-level-style-number>
      <text:list-level-style-number text:level="9" text:style-name="WW_CharLFO3LVL9" style:num-format="1" text:display-levels="9">
        <style:list-level-properties text:space-before="5.0611in" text:min-label-width="1.25in" text:list-level-position-and-space-mode="label-alignment">
          <style:list-level-label-alignment text:label-followed-by="listtab" fo:margin-left="6.3111in" fo:text-indent="-1.2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9791in" text:list-level-position-and-space-mode="label-alignment">
          <style:list-level-label-alignment text:label-followed-by="listtab" fo:margin-left="0.9791in" fo:text-indent="-0.9791in"/>
        </style:list-level-properties>
      </text:list-level-style-number>
      <text:list-level-style-number text:level="2" style:num-format="">
        <style:list-level-properties text:space-before="0.5in" text:min-label-width="0.9791in" text:list-level-position-and-space-mode="label-alignment">
          <style:list-level-label-alignment text:label-followed-by="listtab" fo:margin-left="1.4791in" fo:text-indent="-0.9791in"/>
        </style:list-level-properties>
      </text:list-level-style-number>
      <text:list-level-style-number text:level="3" style:num-format="1" text:display-levels="3">
        <style:list-level-properties text:space-before="1in" text:min-label-width="0.9791in" text:list-level-position-and-space-mode="label-alignment">
          <style:list-level-label-alignment text:label-followed-by="listtab" fo:margin-left="1.9791in" fo:text-indent="-0.9791in"/>
        </style:list-level-properties>
      </text:list-level-style-number>
      <text:list-level-style-number text:level="4" style:num-format="1" text:display-levels="4">
        <style:list-level-properties text:space-before="1.5in" text:min-label-width="0.9791in" text:list-level-position-and-space-mode="label-alignment">
          <style:list-level-label-alignment text:label-followed-by="listtab" fo:margin-left="2.4791in" fo:text-indent="-0.9791in"/>
        </style:list-level-properties>
      </text:list-level-style-number>
      <text:list-level-style-number text:level="5" style:num-format="1" text:display-levels="5">
        <style:list-level-properties text:space-before="2in" text:min-label-width="0.9791in" text:list-level-position-and-space-mode="label-alignment">
          <style:list-level-label-alignment text:label-followed-by="listtab" fo:margin-left="2.9791in" fo:text-indent="-0.9791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5LVL1" style:family="text">
      <style:text-properties style:font-name="Franklin Gothic Book" style:font-name-complex="Arial"/>
    </style:style>
    <style:style style:name="WW_CharLFO5LVL2" style:family="text">
      <style:text-properties style:font-name="Franklin Gothic Book" style:font-name-complex="Arial"/>
    </style:style>
    <style:style style:name="WW_CharLFO5LVL3" style:family="text">
      <style:text-properties style:font-name="Franklin Gothic Book" style:font-name-complex="Arial"/>
    </style:style>
    <style:style style:name="WW_CharLFO5LVL4" style:family="text">
      <style:text-properties style:font-name="Franklin Gothic Book" style:font-name-complex="Arial"/>
    </style:style>
    <style:style style:name="WW_CharLFO5LVL5" style:family="text">
      <style:text-properties style:font-name="Franklin Gothic Book" style:font-name-complex="Arial"/>
    </style:style>
    <style:style style:name="WW_CharLFO5LVL6" style:family="text">
      <style:text-properties style:font-name="Franklin Gothic Book" style:font-name-complex="Arial"/>
    </style:style>
    <style:style style:name="WW_CharLFO5LVL7" style:family="text">
      <style:text-properties style:font-name="Franklin Gothic Book" style:font-name-complex="Arial"/>
    </style:style>
    <style:style style:name="WW_CharLFO5LVL8" style:family="text">
      <style:text-properties style:font-name="Franklin Gothic Book" style:font-name-complex="Arial"/>
    </style:style>
    <style:style style:name="WW_CharLFO5LVL9" style:family="text">
      <style:text-properties style:font-name="Franklin Gothic Book" style:font-name-complex="Arial"/>
    </style:style>
    <text:list-style style:name="WW8Num4" style:display-name="WW8Num4">
      <text:list-level-style-number text:level="1" text:style-name="WW_CharLFO5LVL1" style:num-suffix="." style:num-format="1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3944in" text:min-label-width="0.2708in" text:list-level-position-and-space-mode="label-alignment">
          <style:list-level-label-alignment text:label-followed-by="listtab" fo:margin-left="0.6652in" fo:text-indent="-0.2708in"/>
        </style:list-level-properties>
      </text:list-level-style-number>
      <text:list-level-style-number text:level="3" text:style-name="WW_CharLFO5LVL3" style:num-format="1" text:display-levels="3">
        <style:list-level-properties text:space-before="0.3944in" text:min-label-width="0.5in" text:list-level-position-and-space-mode="label-alignment">
          <style:list-level-label-alignment text:label-followed-by="listtab" fo:margin-left="0.8944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.3944in" text:min-label-width="0.75in" text:list-level-position-and-space-mode="label-alignment">
          <style:list-level-label-alignment text:label-followed-by="listtab" fo:margin-left="1.1444in" fo:text-indent="-0.75in"/>
        </style:list-level-properties>
      </text:list-level-style-number>
      <text:list-level-style-number text:level="5" text:style-name="WW_CharLFO5LVL5" style:num-format="1" text:display-levels="5">
        <style:list-level-properties text:space-before="0.3944in" text:min-label-width="0.75in" text:list-level-position-and-space-mode="label-alignment">
          <style:list-level-label-alignment text:label-followed-by="listtab" fo:margin-left="1.1444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7" text:style-name="WW_CharLFO5LVL7" style:num-format="1" text:display-levels="7">
        <style:list-level-properties text:space-before="0.3944in" text:min-label-width="1in" text:list-level-position-and-space-mode="label-alignment">
          <style:list-level-label-alignment text:label-followed-by="listtab" fo:margin-left="1.3944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0.3944in" text:min-label-width="1.25in" text:list-level-position-and-space-mode="label-alignment">
          <style:list-level-label-alignment text:label-followed-by="listtab" fo:margin-left="1.6444in" fo:text-indent="-1.25in"/>
        </style:list-level-properties>
      </text:list-level-style-number>
      <text:list-level-style-number text:level="9" text:style-name="WW_CharLFO5LVL9" style:num-format="1" text:display-levels="9">
        <style:list-level-properties text:space-before="0.3944in" text:min-label-width="1.25in" text:list-level-position-and-space-mode="label-alignment">
          <style:list-level-label-alignment text:label-followed-by="listtab" fo:margin-left="1.6444in" fo:text-indent="-1.25in"/>
        </style:list-level-properties>
      </text:list-level-style-number>
    </text:list-style>
    <text:list-style style:name="WW8Num5" style:display-name="WW8Num5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style:style style:name="WW_CharLFO7LVL1" style:family="text">
      <style:text-properties style:font-name="Franklin Gothic Book" style:font-name-complex="Franklin Gothic Book"/>
    </style:style>
    <text:list-style style:name="WW8Num6" style:display-name="WW8Num6">
      <text:list-level-style-number text:level="1" text:style-name="WW_CharLFO7LVL1" style:num-prefix="4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8LVL1" style:family="text">
      <style:text-properties style:font-name="Franklin Gothic Book" style:font-name-complex="Franklin Gothic Book"/>
    </style:style>
    <text:list-style style:name="WW8Num7" style:display-name="WW8Num7">
      <text:list-level-style-number text:level="1" text:style-name="WW_CharLFO8LVL1" style:num-prefix="5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8" style:display-name="WW8Num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9791in" text:list-level-position-and-space-mode="label-alignment">
          <style:list-level-label-alignment text:label-followed-by="listtab" fo:margin-left="0.9791in" fo:text-indent="-0.9791in"/>
        </style:list-level-properties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93in" fo:margin-left="0.8333in" fo:margin-bottom="0.375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иложение А (обязательное)</dc:title>
    <meta:initial-creator>Калимуллин Радик Мансурович, (6989) 6781</meta:initial-creator>
    <dc:creator>Anton</dc:creator>
    <meta:creation-date>2014-12-10T13:58:00Z</meta:creation-date>
    <dc:date>2017-01-26T13:50:00Z</dc:date>
    <meta:print-date>2014-12-10T14:57:00Z</meta:print-date>
    <meta:template xlink:href="Normal.dotm" xlink:type="simple"/>
    <meta:editing-cycles>9</meta:editing-cycles>
    <meta:editing-duration>PT68400S</meta:editing-duration>
    <meta:document-statistic meta:page-count="2" meta:paragraph-count="2" meta:word-count="155" meta:character-count="1037" meta:row-count="7" meta:non-whitespace-character-count="884"/>
  </office:meta>
</office:document-meta>
</file>